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pth to river surface (cm0</text:p>
          </table:table-cell>
          <table:table-cell office:value-type="string" calcext:value-type="string">
            <text:p>Elevation of T-post</text:p>
          </table:table-cell>
          <table:table-cell office:value-type="string" calcext:value-type="string">
            <text:p>Elevation of LFCC</text:p>
          </table:table-cell>
        </table:table-row>
        <table:table-row table:style-name="ro1">
          <table:table-cell office:value-type="date" office:date-value="2024-11-24" calcext:value-type="date">
            <text:p>11/24/24</text:p>
          </table:table-cell>
          <table:table-cell office:value-type="float" office:value="84" calcext:value-type="float">
            <text:p>84</text:p>
          </table:table-cell>
          <table:table-cell office:value-type="float" office:value="1404.7488" calcext:value-type="float">
            <text:p>1404.7488</text:p>
          </table:table-cell>
          <table:table-cell table:formula="of:=[.C2]-[.B2]/100" office:value-type="float" office:value="1403.9088" calcext:value-type="float">
            <text:p>1403.9088</text:p>
          </table:table-cell>
        </table:table-row>
        <table:table-row table:style-name="ro1">
          <table:table-cell office:value-type="date" office:date-value="2025-01-08" calcext:value-type="date">
            <text:p>01/08/25</text:p>
          </table:table-cell>
          <table:table-cell office:value-type="float" office:value="82.5" calcext:value-type="float">
            <text:p>82.5</text:p>
          </table:table-cell>
          <table:table-cell office:value-type="float" office:value="1405.7488" calcext:value-type="float">
            <text:p>1405.7488</text:p>
          </table:table-cell>
          <table:table-cell table:formula="of:=[.C3]-[.B3]/100" office:value-type="float" office:value="1404.9238" calcext:value-type="float">
            <text:p>1404.9238</text:p>
          </table:table-cell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table:formula="of:=33.49*2.54" office:value-type="float" office:value="85.0646" calcext:value-type="float">
            <text:p>85.0646</text:p>
          </table:table-cell>
          <table:table-cell office:value-type="float" office:value="1406.7488" calcext:value-type="float">
            <text:p>1406.7488</text:p>
          </table:table-cell>
          <table:table-cell table:formula="of:=[.C4]-[.B4]/100" office:value-type="float" office:value="1405.898154" calcext:value-type="float">
            <text:p>1405.898154</text:p>
          </table:table-cell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float" office:value="95.5" calcext:value-type="float">
            <text:p>95.5</text:p>
          </table:table-cell>
          <table:table-cell office:value-type="float" office:value="1407.7488" calcext:value-type="float">
            <text:p>1407.7488</text:p>
          </table:table-cell>
          <table:table-cell table:formula="of:=[.C5]-[.B5]/100" office:value-type="float" office:value="1406.7938" calcext:value-type="float">
            <text:p>1406.7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07:40:09.949000000</meta:creation-date>
    <dc:date>2025-04-21T08:06:29.206000000</dc:date>
    <meta:editing-duration>PT13M45S</meta:editing-duration>
    <meta:editing-cycles>1</meta:editing-cycles>
    <meta:generator>LibreOffice/24.8.0.3$Windows_X86_64 LibreOffice_project/0bdf1299c94fe897b119f97f3c613e9dca6be583</meta:generator>
    <meta:document-statistic meta:table-count="1" meta:cell-count="20" meta:object-count="0"/>
  </office:meta>
</office:document-meta>
</file>